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Roboto" svg:font-family="Roboto, Arial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weight="bold" style:font-weight-asian="bold" style:font-weight-complex="bold"/>
    </style:style>
    <style:style style:name="P5" style:family="paragraph" style:parent-style-name="Standard" style:master-page-name="">
      <style:paragraph-properties fo:margin-left="2.514cm" fo:margin-right="0cm" fo:orphans="2" fo:widows="2" fo:text-indent="0cm" style:auto-text-indent="false" style:page-number="auto"/>
    </style:style>
    <style:style style:name="P6" style:family="paragraph" style:parent-style-name="Standard">
      <style:paragraph-properties fo:margin-left="2.514cm" fo:margin-right="0cm" fo:orphans="2" fo:widows="2" fo:text-indent="0cm" style:auto-text-indent="false"/>
    </style:style>
    <style:style style:name="P7" style:family="paragraph" style:parent-style-name="Standard" style:list-style-name="L1">
      <style:paragraph-properties fo:margin-left="2.514cm" fo:margin-right="0cm" fo:orphans="2" fo:widows="2" fo:text-indent="0cm" style:auto-text-indent="false"/>
    </style:style>
    <style:style style:name="P8" style:family="paragraph" style:parent-style-name="Standard" style:master-page-name="">
      <style:paragraph-properties fo:margin-left="2.566cm" fo:margin-right="0cm" fo:orphans="2" fo:widows="2" fo:text-indent="0cm" style:auto-text-indent="false" style:page-number="auto"/>
    </style:style>
    <style:style style:name="P9" style:family="paragraph" style:parent-style-name="Standard">
      <style:paragraph-properties fo:margin-left="2.566cm" fo:margin-right="0cm" fo:orphans="2" fo:widows="2" fo:text-indent="0cm" style:auto-text-indent="false"/>
    </style:style>
    <style:style style:name="P10" style:family="paragraph" style:parent-style-name="Standard" style:list-style-name="L1">
      <style:paragraph-properties fo:margin-left="2.566cm" fo:margin-right="0cm" fo:orphans="2" fo:widows="2" fo:text-indent="0cm" style:auto-text-indent="false"/>
    </style:style>
    <style:style style:name="P11" style:family="paragraph" style:parent-style-name="Standard" style:master-page-name="">
      <style:paragraph-properties fo:margin-left="1.244cm" fo:margin-right="0cm" fo:orphans="2" fo:widows="2" fo:text-indent="0cm" style:auto-text-indent="false" style:page-number="auto"/>
    </style:style>
    <style:style style:name="P12" style:family="paragraph" style:parent-style-name="Standard" style:list-style-name="L2">
      <style:paragraph-properties fo:margin-left="1.244cm" fo:margin-right="0cm" fo:orphans="2" fo:widows="2" fo:text-indent="0cm" style:auto-text-indent="false"/>
    </style:style>
    <style:style style:name="T1" style:family="text">
      <style:text-properties fo:font-variant="normal" fo:text-transform="none" fo:color="#202124" style:font-name="Roboto" fo:font-size="12pt" fo:letter-spacing="normal" fo:font-style="normal" fo:font-weight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fo:text-indent="-0.635cm" fo:margin-left="-3.81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fo:text-indent="-0.635cm" fo:margin-left="-3.17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fo:text-indent="-0.635cm" fo:margin-left="-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fo:text-indent="-0.635cm" fo:margin-left="-1.90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fo:text-indent="-0.635cm" fo:margin-left="-1.27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fo:text-indent="-0.63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ammeating 09.12.2019</text:p>
      <text:p text:style-name="Standard"/>
      <text:p text:style-name="P1">Positions:</text:p>
      <text:p text:style-name="P1"/>
      <text:p text:style-name="P3"><text:span text:style-name="T1"><text:tab/>Chief Executive Officer (CEO):<text:tab/><text:tab/><text:tab/>Moritz</text:span><text:line-break/><text:tab/><text:span text:style-name="T1">Chief Technology Officer (CTO):<text:tab/><text:tab/><text:tab/>Kai</text:span><text:line-break/><text:tab/><text:span text:style-name="T1">Chief Operations Officer (COO): (Reserach) <text:tab/>Lennart</text:span><text:line-break/><text:tab/><text:span text:style-name="T1">Chief Financial Officer (CFO): (Ressorces)<text:tab/>Annabelle</text:span><text:line-break/><text:tab/><text:span text:style-name="T1">Chief Administrative Officer (CAO): <text:tab/><text:tab/>Christian</text:span><text:line-break/></text:p>
      <text:p text:style-name="P4">Section IV:</text:p>
      <text:p text:style-name="P3"/>
      <text:p text:style-name="P3"><text:tab/>Case 1:</text:p>
      <text:p text:style-name="P5"/>
      <text:list xml:id="list1467010452555539664" text:style-name="L1">
        <text:list-item>
          <text:p text:style-name="P7">Smart Grids: <text:tab/><text:tab/><text:tab/><text:tab/>Kai</text:p>
        </text:list-item>
        <text:list-item>
          <text:p text:style-name="P7">Power to Gas + Power to Heat: <text:tab/>Christian</text:p>
        </text:list-item>
        <text:list-item>
          <text:p text:style-name="P7">Fuelcell/Hydrogen:<text:tab/><text:tab/><text:tab/>Moritz</text:p>
        </text:list-item>
        <text:list-item>
          <text:p text:style-name="P7">Pumped storage power plant:<text:tab/><text:tab/>Lennart</text:p>
        </text:list-item>
        <text:list-item>
          <text:p text:style-name="P7">Batteries:<text:tab/><text:tab/><text:tab/><text:tab/>Annabelle</text:p>
        </text:list-item>
      </text:list>
      <text:p text:style-name="P6"/>
      <text:p text:style-name="P3"><text:tab/>Case 2:</text:p>
      <text:p text:style-name="P8"/>
      <text:list xml:id="list41413833" text:continue-numbering="true" text:style-name="L1">
        <text:list-item>
          <text:p text:style-name="P10">Batteries: <text:tab/><text:tab/><text:tab/><text:tab/>Kai</text:p>
        </text:list-item>
        <text:list-item>
          <text:p text:style-name="P10">Power to Gas + Power to Heat: <text:tab/>Christian</text:p>
        </text:list-item>
        <text:list-item>
          <text:p text:style-name="P10">Fuelcell/Hydrogen:<text:tab/><text:tab/><text:tab/>Moritz</text:p>
        </text:list-item>
        <text:list-item>
          <text:p text:style-name="P10">Pumped storage power plant:<text:tab/><text:tab/>Lennart</text:p>
        </text:list-item>
        <text:list-item>
          <text:p text:style-name="P10"><text:bookmark text:name="firstHeading1"/>Flywheel energy storage:<text:tab/><text:tab/>Annabelle</text:p>
        </text:list-item>
      </text:list>
      <text:p text:style-name="P9"/>
      <text:p text:style-name="P4">Criteria:</text:p>
      <text:p text:style-name="P11"/>
      <text:list xml:id="list398685064733666457" text:style-name="L2">
        <text:list-item>
          <text:p text:style-name="P12"><text:span text:style-name="T3">Cost</text:span> (Investment, Maintenace work, operating cost): The cost of a kw/h of saved <text:tab/><text:tab/>energy must be lower than the market price.</text:p>
        </text:list-item>
        <text:list-item>
          <text:p text:style-name="P12"><text:span text:style-name="T3">Efficiency</text:span>: kw/h lost while transforming and kw/h lost while saving over one year</text:p>
        </text:list-item>
        <text:list-item>
          <text:p text:style-name="P12"><text:span text:style-name="T3">Safety</text:span>: failure rate must be lower than x % p.a.</text:p>
        </text:list-item>
        <text:list-item>
          <text:p text:style-name="P12"><text:bookmark text:name="tw-target-text"/><text:span text:style-name="T3">Scaling</text:span>: only possible for one power plant, for multiple power plants or for all power <text:tab/><text:tab/>plants in Germany. Must be able to take X kw of power and must be abler to save X <text:tab/><text:tab/>kw/h of energy</text:p>
        </text:list-item>
        <text:list-item>
          <text:p text:style-name="P12"><text:span text:style-name="T3">Feasibility</text:span>: Needs to be implemented in the next X years. Is the Technology viable, <text:tab/><text:tab/>or is there something better coming in the next years. Is it possible in the geographic <text:tab/><text:tab/>area?</text:p>
        </text:list-item>
        <text:list-item>
          <text:p text:style-name="P12"><text:bookmark text:name="tw-target-text2"/><text:span text:style-name="T3">Sustainability</text:span>: Water consumption and C02 emissions needs to be lower than X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Roboto" svg:font-family="Roboto, Arial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ai Braungardt</meta:initial-creator>
    <meta:creation-date>2019-12-09T20:56:52.41</meta:creation-date>
    <meta:printed-by>Kai Braungardt</meta:printed-by>
    <meta:print-date>2019-12-09T21:19:17.89</meta:print-date>
    <meta:document-statistic meta:table-count="0" meta:image-count="0" meta:object-count="0" meta:page-count="1" meta:paragraph-count="23" meta:word-count="218" meta:character-count="1321"/>
    <dc:date>2019-12-09T21:21:38.02</dc:date>
    <dc:creator>Kai Braungardt</dc:creator>
    <meta:editing-duration>PT7M55S</meta:editing-duration>
    <meta:editing-cycles>1</meta:editing-cycles>
    <meta:generator>OpenOffice/4.1.5$Win32 OpenOffice.org_project/415m1$Build-9789</meta:generator>
  </office:meta>
</office:document-meta>
</file>